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เพื่อรวมข้อมูลใน `jsonData1` และ `jsonData2` เป็น `jsonDataMerge` ใน JavaScript คุณสามารถใช้การรวมอาเรย์ (array concatenation) หรือการรวมออบเจกต์ (object merging) ขึ้นอยู่กับโครงสร้างของข้อมูลของคุณ ดังนี้:</text:p>
      <text:p text:style-name="Standard"/>
      <text:p text:style-name="Standard">### 1. การรวมอาเรย์ (Array Concatenation)</text:p>
      <text:p text:style-name="Standard">ถ้า `jsonData1` และ `jsonData2` เป็นอาเรย์, คุณสามารถใช้ `concat()` method หรือ `spread operator` (`...`) เพื่อรวมข้อมูล: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const jsonDataMerge = jsonData1.concat(jsonData2); // หรือ</text:p>
      <text:p text:style-name="Standard">// const jsonDataMerge = [...jsonData1, ...jsonData2];</text:p>
      <text:p text:style-name="Standard">```</text:p>
      <text:p text:style-name="Standard"/>
      <text:p text:style-name="Standard">### 2. การรวมออบเจกต์ (Object Merging)</text:p>
      <text:p text:style-name="Standard">ถ้า `jsonData1` และ `jsonData2` เป็นออบเจกต์, คุณสามารถใช้ `Object.assign()` หรือ spread operator (`...`) เพื่อรวมข้อมูล: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const jsonDataMerge = Object.assign({}, jsonData1, jsonData2); // หรือ</text:p>
      <text:p text:style-name="Standard">// const jsonDataMerge = { ...jsonData1, ...jsonData2 };</text:p>
      <text:p text:style-name="Standard">```</text:p>
      <text:p text:style-name="Standard"/>
      <text:p text:style-name="Standard">หาก `jsonData1` และ `jsonData2` มีคีย์ที่ซ้ำกันในออบเจกต์ เมื่อใช้ `Object.assign()` หรือ spread operator ค่าจาก `jsonData2` จะทับซ้อนค่าจาก `jsonData1` ในกรณีนี้ ถ้าคุณต้องการการรวมที่มีการปรับปรุงค่าสามารถใช้โค้ดเพิ่มเติมเพื่อปรับปรุงค่าที่ซ้ำกันตามที่คุณต้องการ.</text:p>
      <text:p text:style-name="Standard"/>
      <text:p text:style-name="Standard">อย่าลืมตรวจสอบโครงสร้างของ `jsonData1` และ `jsonData2` เพื่อให้แน่ใจว่าการรวมข้อมูลนี้เป็นตามที่คุณต้องการและไม่เกิดข้อผิดพลาดในระหว่างการดำเนินการ.</text:p>
      <text:p text:style-name="P1">ถ้าคุณต้องการเพิ่มข้อมูลของ `jsonData2` เข้าไปใน `jsonData1` โดยไม่รวมข้อมูล คุณสามารถใช้เมธอด `.push()` สำหรับอาเรย์หรือ `.assign()` สำหรับออบเจกต์ เพื่อเพิ่มข้อมูลจาก `jsonData2` เข้าไปใน `jsonData1`. นี่คือวิธีที่คุณสามารถทำ:</text:p>
      <text:p text:style-name="Standard"/>
      <text:p text:style-name="Standard">### 1. เพิ่มข้อมูลลงในอาเรย์ (Array)</text:p>
      <text:p text:style-name="Standard"/>
      <text:p text:style-name="Standard">ถ้า `jsonData1` และ `jsonData2` เป็นอาเรย์และคุณต้องการเพิ่มข้อมูลจาก `jsonData2` เข้าไปใน `jsonData1`, คุณสามารถใช้ `.push()` method: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jsonData1.push(...jsonData2);</text:p>
      <text:p text:style-name="Standard">```</text:p>
      <text:p text:style-name="Standard"/>
      <text:p text:style-name="Standard">นี้จะเพิ่มข้อมูลจาก `jsonData2` เข้าไปใน `jsonData1` โดยรวมอาเรย์ `jsonData2` ใน `jsonData1`.</text:p>
      <text:p text:style-name="Standard"/>
      <text:p text:style-name="Standard">### 2. เพิ่มข้อมูลลงในออบเจกต์ (Object)</text:p>
      <text:p text:style-name="Standard"/>
      <text:p text:style-name="Standard">ถ้า `jsonData1` และ `jsonData2` เป็นออบเจกต์และคุณต้องการเพิ่มคีย์และค่าจาก `jsonData2` เข้าไปใน `jsonData1`, คุณสามารถใช้ `Object.assign()`: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Object.assign(jsonData1, jsonData2);</text:p>
      <text:p text:style-name="Standard">```</text:p>
      <text:p text:style-name="Standard"/>
      <text:p text:style-name="Standard">นี้จะเพิ่มคีย์และค่าจาก `jsonData2` เข้าไปใน `jsonData1` โดยไม่รวมข้อมูล ถ้ามีคีย์ที่ซ้ำกันใน `jsonData2` ค่าจาก `jsonData1` จะถูกทับซ้อนด้วยค่าจาก `jsonData2`</text:p>
      <text:p text:style-name="P1">ถ้าคุณต้องการเพิ่มข้อมูลของ `jsonData2` เข้าไปใน `jsonData1` โดยไม่รวมข้อมูล คุณสามารถใช้เมธอด `.push()` สำหรับอาเรย์หรือ `.assign()` สำหรับออบเจกต์ เพื่อเพิ่มข้อมูลจาก `jsonData2` เข้าไปใน `jsonData1`. นี่คือวิธีที่คุณสามารถทำ:</text:p>
      <text:p text:style-name="Standard"/>
      <text:p text:style-name="Standard">### 1. เพิ่มข้อมูลลงในอาเรย์ (Array)</text:p>
      <text:p text:style-name="Standard"/>
      <text:p text:style-name="Standard">ถ้า `jsonData1` และ `jsonData2` เป็นอาเรย์และคุณต้องการเพิ่มข้อมูลจาก `jsonData2` เข้าไปใน `jsonData1`, คุณสามารถใช้ `.push()` method: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jsonData1.push(...jsonData2);</text:p>
      <text:p text:style-name="Standard">```</text:p>
      <text:p text:style-name="Standard"/>
      <text:p text:style-name="Standard">นี้จะเพิ่มข้อมูลจาก `jsonData2` เข้าไปใน `jsonData1` โดยรวมอาเรย์ `jsonData2` ใน `jsonData1`.</text:p>
      <text:p text:style-name="Standard"/>
      <text:p text:style-name="Standard">### 2. เพิ่มข้อมูลลงในออบเจกต์ (Object)</text:p>
      <text:p text:style-name="Standard"/>
      <text:p text:style-name="Standard">ถ้า `jsonData1` และ `jsonData2` เป็นออบเจกต์และคุณต้องการเพิ่มคีย์และค่าจาก `jsonData2` เข้าไปใน `jsonData1`, คุณสามารถใช้ `Object.assign()`: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Object.assign(jsonData1, jsonData2);</text:p>
      <text:p text:style-name="Standard">```</text:p>
      <text:p text:style-name="Standard"/>
      <text:p text:style-name="Standard">นี้จะเพิ่มคีย์และค่าจาก `jsonData2` เข้าไปใน `jsonData1` โดยไม่รวมข้อมูล ถ้ามีคีย์ที่ซ้ำกันใน `jsonData2` ค่าจาก `jsonData1` จะถูกทับซ้อนด้วยค่าจาก `jsonData2`.</text:p>
      <text:p text:style-name="P1">ถ้าคุณไม่สนในการรวมคีย์ที่ซ้ำกันและต้องการเพิ่มข้อมูลจาก `jsonData2` เข้าไปใน `jsonData1` โดยไม่กำหนดคีย์ซ้ำกัน คุณสามารถใช้การกำหนดคีย์ใหม่หรือการเพิ่มอาเรย์ในอาเรย์ (array concatenation) หรือการเพิ่มคีย์ในออบเจกต์ ดังนี้:</text:p>
      <text:p text:style-name="Standard"/>
      <text:p text:style-name="Standard">### 1. เพิ่มข้อมูลลงในอาเรย์ (Array)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// เพิ่มข้อมูลจาก jsonData2 เข้าไปใน jsonData1</text:p>
      <text:p text:style-name="Standard">jsonData1.push(...jsonData2);</text:p>
      <text:p text:style-name="Standard">```</text:p>
      <text:p text:style-name="Standard"/>
      <text:p text:style-name="Standard">### 2. เพิ่มคีย์ในออบเจกต์ (Object)</text:p>
      <text:p text:style-name="Standard"/>
      <text:p text:style-name="Standard">```javascript</text:p>
      <text:p text:style-name="Standard">const jsonData1 = await jsonResponse1.json();</text:p>
      <text:p text:style-name="Standard">const jsonData2 = await jsonResponse2.json();</text:p>
      <text:p text:style-name="Standard"/>
      <text:p text:style-name="Standard">// เพิ่มคีย์และค่าจาก jsonData2 เข้าไปใน jsonData1</text:p>
      <text:p text:style-name="Standard">Object.keys(jsonData2).forEach(key =&gt; {</text:p>
      <text:p text:style-name="Standard"><text:s text:c="2"/>jsonData1[key] = jsonData2[key];</text:p>
      <text:p text:style-name="Standard">});</text:p>
      <text:p text:style-name="Standard">```</text:p>
      <text:p text:style-name="Standard"/>
      <text:p text:style-name="Standard">โค้ดด้านบนจะเพิ่มข้อมูลจาก `jsonData2` เข้าไปใน `jsonData1` โดยไม่กำหนดคีย์ซ้ำกัน และถ้ามีคีย์ที่ซ้ำกันค่าจาก `jsonData1` จะถูกทับซ้อนด้วยค่าจาก `jsonData2`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1:11:43.579000000</meta:creation-date>
    <dc:date>2023-10-20T11:12:59.228000000</dc:date>
    <meta:editing-duration>PT1M15S</meta:editing-duration>
    <meta:editing-cycles>1</meta:editing-cycles>
    <meta:document-statistic meta:table-count="0" meta:image-count="0" meta:object-count="0" meta:page-count="4" meta:paragraph-count="71" meta:word-count="766" meta:character-count="4048" meta:non-whitespace-character-count="3744"/>
    <meta:generator>LibreOffice/7.4.6.2$Windows_X86_64 LibreOffice_project/5b1f5509c2decdade7fda905e3e1429a67acd63d</meta:generator>
  </office:meta>
</office:document-meta>
</file>